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dc2300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0.63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.27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.90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4.445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5.715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5.715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5.71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b8d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vid (Cont</meta:initial-creator>
    <meta:creation-date>2011-07-19T10:54:40</meta:creation-date>
    <dc:date>2011-07-19T11:02:27</dc:date>
    <dc:creator>David (Cont</dc:creator>
    <meta:editing-duration>PT00H02M37S</meta:editing-duration>
    <meta:editing-cycles>1</meta:editing-cycles>
    <meta:document-statistic meta:object-count="7"/>
    <meta:generator>OpenOffice.org/3.1$Unix OpenOffice.org_project/310m19$Build-9420</meta:generator>
  </office:meta>
</office:document-meta>
</file>